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in" svg:height="3.9799in" svg:x="2.7059in" svg:y="2.8843in">
            <draw:object draw:notify-on-update-of-ranges="Sheet1.D10:Sheet1.D10 Sheet1.E10:Sheet1.N10 Sheet1.D11:Sheet1.D11 Sheet1.E11:Sheet1.N11 Sheet1.D12:Sheet1.D12 Sheet1.E12:Sheet1.N12 Sheet1.D13:Sheet1.D13 Sheet1.E13:Sheet1.N13 Sheet1.D14:Sheet1.D14 Sheet1.E14:Sheet1.N14 Sheet1.D15:Sheet1.D15 Sheet1.E15:Sheet1.N15 Sheet1.D16:Sheet1.D16 Sheet1.E16:Sheet1.N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1.0–0.9</text:p>
          </table:table-cell>
          <table:table-cell office:value-type="string" calcext:value-type="string">
            <text:p>0.9–0.8</text:p>
          </table:table-cell>
          <table:table-cell office:value-type="string" calcext:value-type="string">
            <text:p>0.8–0.7</text:p>
          </table:table-cell>
          <table:table-cell office:value-type="string" calcext:value-type="string">
            <text:p>0.7–0.6</text:p>
          </table:table-cell>
          <table:table-cell office:value-type="string" calcext:value-type="string">
            <text:p>0.6–0.5</text:p>
          </table:table-cell>
          <table:table-cell office:value-type="string" calcext:value-type="string">
            <text:p>0.5–0.4</text:p>
          </table:table-cell>
          <table:table-cell office:value-type="string" calcext:value-type="string">
            <text:p>0.4–0.3</text:p>
          </table:table-cell>
          <table:table-cell office:value-type="string" calcext:value-type="string">
            <text:p>0.3–0.2</text:p>
          </table:table-cell>
          <table:table-cell office:value-type="string" calcext:value-type="string">
            <text:p>0.2–0.1</text:p>
          </table:table-cell>
          <table:table-cell office:value-type="string" calcext:value-type="string">
            <text:p>0.1–0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xing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yTesserac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enCV</text:p>
          </table:table-cell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zbar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d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TECT</text:p>
          </table:table-cell>
          <table:table-cell office:value-type="float" office:value="228" calcext:value-type="float">
            <text:p>2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6:48:51.882000000</meta:creation-date>
    <dc:date>2024-10-29T14:28:30.796000000</dc:date>
    <meta:editing-duration>PT21H39M39S</meta:editing-duration>
    <meta:editing-cycles>1</meta:editing-cycles>
    <meta:document-statistic meta:table-count="1" meta:cell-count="76" meta:object-count="1"/>
    <meta:generator>LibreOffice/7.6.1.2$Windows_X86_64 LibreOffice_project/f5defcebd022c5bc36bbb79be232cb6926d8f674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8pt" fo:font-weight="250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b2b2b2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9999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00000" draw:fill-gradient-name="Pastel_20_Bouquet" draw:fill-hatch-name="Green_20_90_20_Degrees_20_Tripl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701cm" svg:height="10.11cm" xlink:href=".." xlink:type="simple" chart:class="chart:bar" chart:style-name="ch1">
        <chart:legend chart:legend-position="bottom" svg:x="0cm" svg:y="9.013cm" style:legend-expansion="custom" svg:width="12.7cm" svg:height="1.096cm" style:legend-expansion-aspect-ratio="11.5875912408759" chart:style-name="ch2"/>
        <chart:plot-area chart:style-name="ch3" table:cell-range-address="Sheet1.D10:Sheet1.N16" chart:data-source-has-labels="both" svg:x="0.254cm" svg:y="0.202cm" svg:width="12.193cm" svg:height="8.923cm">
          <chart:coordinate-region svg:x="1.1cm" svg:y="0.421cm" svg:width="11.347cm" svg:height="8.11cm"/>
          <chart:axis chart:dimension="x" chart:name="primary-x" chart:style-name="ch4" chartooo:axis-type="auto">
            <chartooo:date-scale/>
            <chart:title svg:x="0cm" svg:y="0cm" chart:style-name="ch5">
              <text:p>Title</text:p>
            </chart:title>
            <chart:categories table:cell-range-address="Sheet1.E10:Sheet1.N10"/>
          </chart:axis>
          <chart:axis chart:dimension="y" chart:name="primary-y" chart:style-name="ch6">
            <chart:title svg:x="0cm" svg:y="0cm" chart:style-name="ch7">
              <text:p>Title</text:p>
            </chart:title>
            <chart:grid chart:style-name="ch8" chart:class="major"/>
          </chart:axis>
          <chart:series chart:style-name="ch9" chart:values-cell-range-address="Sheet1.E11:Sheet1.N11" chart:label-cell-address="Sheet1.D11:Sheet1.D11" chart:class="chart:bar">
            <chart:data-point chart:repeated="10"/>
          </chart:series>
          <chart:series chart:style-name="ch10" chart:values-cell-range-address="Sheet1.E12:Sheet1.N12" chart:label-cell-address="Sheet1.D12:Sheet1.D12" chart:class="chart:bar">
            <chart:data-point chart:repeated="10"/>
          </chart:series>
          <chart:series chart:style-name="ch11" chart:values-cell-range-address="Sheet1.E13:Sheet1.N13" chart:label-cell-address="Sheet1.D13:Sheet1.D13" chart:class="chart:bar">
            <chart:data-point chart:repeated="10"/>
          </chart:series>
          <chart:series chart:style-name="ch12" chart:values-cell-range-address="Sheet1.E14:Sheet1.N14" chart:label-cell-address="Sheet1.D14:Sheet1.D14" chart:class="chart:bar">
            <chart:data-point chart:repeated="10"/>
          </chart:series>
          <chart:series chart:style-name="ch13" chart:values-cell-range-address="Sheet1.E15:Sheet1.N15" chart:label-cell-address="Sheet1.D15:Sheet1.D15" chart:class="chart:bar">
            <chart:data-point chart:repeated="10"/>
          </chart:series>
          <chart:series chart:style-name="ch14" chart:values-cell-range-address="Sheet1.E16:Sheet1.N16" chart:label-cell-address="Sheet1.D16:Sheet1.D16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0–0.9</text:p>
                <draw:g>
                  <svg:desc>Sheet1.E10:Sheet1.N10</svg:desc>
                </draw:g>
              </table:table-cell>
              <table:table-cell office:value-type="string">
                <text:p>0.9–0.8</text:p>
              </table:table-cell>
              <table:table-cell office:value-type="string">
                <text:p>0.8–0.7</text:p>
              </table:table-cell>
              <table:table-cell office:value-type="string">
                <text:p>0.7–0.6</text:p>
              </table:table-cell>
              <table:table-cell office:value-type="string">
                <text:p>0.6–0.5</text:p>
              </table:table-cell>
              <table:table-cell office:value-type="string">
                <text:p>0.5–0.4</text:p>
              </table:table-cell>
              <table:table-cell office:value-type="string">
                <text:p>0.4–0.3</text:p>
              </table:table-cell>
              <table:table-cell office:value-type="string">
                <text:p>0.3–0.2</text:p>
              </table:table-cell>
              <table:table-cell office:value-type="string">
                <text:p>0.2–0.1</text:p>
              </table:table-cell>
              <table:table-cell office:value-type="string">
                <text:p>0.1–0.0</text:p>
              </table:table-cell>
            </table:table-row>
          </table:table-header-rows>
          <table:table-rows>
            <table:table-row>
              <table:table-cell office:value-type="string">
                <text:p>Zxing</text:p>
                <draw:g>
                  <svg:desc>Sheet1.D11:Sheet1.D11</svg:desc>
                </draw:g>
              </table:table-cell>
              <table:table-cell office:value-type="float" office:value="209">
                <text:p>209</text:p>
                <draw:g>
                  <svg:desc>Sheet1.E11:Sheet1.N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PyTesseract</text:p>
                <draw:g>
                  <svg:desc>Sheet1.D12:Sheet1.D12</svg:desc>
                </draw:g>
              </table:table-cell>
              <table:table-cell office:value-type="float" office:value="0">
                <text:p>0</text:p>
                <draw:g>
                  <svg:desc>Sheet1.E12:Sheet1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OpenCV</text:p>
                <draw:g>
                  <svg:desc>Sheet1.D13:Sheet1.D13</svg:desc>
                </draw:g>
              </table:table-cell>
              <table:table-cell office:value-type="float" office:value="228">
                <text:p>228</text:p>
                <draw:g>
                  <svg:desc>Sheet1.E13:Sheet1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zbar</text:p>
                <draw:g>
                  <svg:desc>Sheet1.D14:Sheet1.D14</svg:desc>
                </draw:g>
              </table:table-cell>
              <table:table-cell office:value-type="float" office:value="211">
                <text:p>211</text:p>
                <draw:g>
                  <svg:desc>Sheet1.E14:Sheet1.N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cond</text:p>
                <draw:g>
                  <svg:desc>Sheet1.D15:Sheet1.D15</svg:desc>
                </draw:g>
              </table:table-cell>
              <table:table-cell office:value-type="float" office:value="258">
                <text:p>258</text:p>
                <draw:g>
                  <svg:desc>Sheet1.E15:Sheet1.N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ETECT</text:p>
                <draw:g>
                  <svg:desc>Sheet1.D16:Sheet1.D16</svg:desc>
                </draw:g>
              </table:table-cell>
              <table:table-cell office:value-type="float" office:value="228">
                <text:p>228</text:p>
                <draw:g>
                  <svg:desc>Sheet1.E16:Sheet1.N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